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odule">
      <style:graphic-properties draw:textarea-vertical-align="middle" draw:auto-grow-height="false"/>
    </style:style>
    <style:style style:name="gr2" style:family="graphic" style:parent-style-name="Test_20_Dependency">
      <style:graphic-properties draw:textarea-vertical-align="middle"/>
    </style:style>
    <style:style style:name="gr3" style:family="graphic" style:parent-style-name="Dependency">
      <style:graphic-properties draw:textarea-vertical-align="middle"/>
    </style:style>
    <style:style style:name="gr4" style:family="graphic" style:parent-style-name="Parent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7.305cm" svg:height="1.27cm" svg:x="1.635cm" svg:y="1.381cm">
          <text:p text:style-name="P1">com.anrisoftware.globalpom</text:p>
          <text:p text:style-name="P1">globalpom-parent</text:p>
          <text:p text:style-name="P1">1.33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04cm" svg:height="1.27cm" svg:x="10.46cm" svg:y="1.381cm">
          <text:p text:style-name="P1">com.anrisoftware.globalpom</text:p>
          <text:p text:style-name="P1">globalpom-log</text:p>
          <text:p text:style-name="P1">1.15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304cm" svg:height="1.27cm" svg:x="1.635cm" svg:y="4.429cm">
          <text:p text:style-name="P1">com.anrisoftware.globalpom</text:p>
          <text:p text:style-name="P1">globalpom-groovy</text:p>
          <text:p text:style-name="P1">1.2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304cm" svg:height="1.27cm" svg:x="28.24cm" svg:y="8.481cm">
          <text:p text:style-name="P1">com.anrisoftware.globalpom</text:p>
          <text:p text:style-name="P1">globalpom-groovytestutils</text:p>
          <text:p text:style-name="P1">1.2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764cm" svg:y1="2.016cm" svg:x2="28.24cm" svg:y2="9.116cm" draw:start-shape="id1" draw:start-glue-point="1" draw:end-shape="id2" draw:end-glue-point="3" svg:d="m17764 2016h5288v7100h5188" svg:viewBox="0 0 10477 7101">
          <text:p/>
        </draw:connector>
        <draw:custom-shape draw:style-name="gr1" draw:text-style-name="P1" xml:id="id5" draw:id="id5" draw:layer="layout" svg:width="7.304cm" svg:height="1.27cm" svg:x="10.46cm" svg:y="4.429cm">
          <text:p text:style-name="P1">com.anrisoftware.globalpom</text:p>
          <text:p text:style-name="P1">propertiesutils-parent</text:p>
          <text:p text:style-name="P1">1.10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305cm" svg:height="1.27cm" svg:x="28.239cm" svg:y="4.429cm">
          <text:p text:style-name="P1">com.anrisoftware.globalpom</text:p>
          <text:p text:style-name="P1">propertiesutils-contextproperties</text:p>
          <text:p text:style-name="P1">1.10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1.891cm" svg:y1="5.699cm" svg:x2="31.892cm" svg:y2="8.481cm" draw:start-shape="id3" draw:start-glue-point="2" draw:end-shape="id2" draw:end-glue-point="0" svg:d="m31891 5699v1441h1v1341" svg:viewBox="0 0 2 2783">
          <text:p/>
        </draw:connector>
        <draw:custom-shape draw:style-name="gr1" draw:text-style-name="P1" xml:id="id4" draw:id="id4" draw:layer="layout" svg:width="7.304cm" svg:height="1.27cm" svg:x="28.288cm" svg:y="11.613cm">
          <text:p text:style-name="P1">com.anrisoftware.globalpom</text:p>
          <text:p text:style-name="P1">globalpom-utils</text:p>
          <text:p text:style-name="P1">1.10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1.94cm" svg:y1="11.613cm" svg:x2="31.892cm" svg:y2="9.751cm" draw:start-shape="id4" draw:start-glue-point="0" draw:end-shape="id2" draw:end-glue-point="2" svg:d="m31940 11613v-881h-48v-981" svg:viewBox="0 0 49 1863">
          <text:p/>
        </draw:connector>
        <draw:connector draw:style-name="gr3" draw:text-style-name="P1" draw:layer="layout" svg:x1="31.892cm" svg:y1="8.481cm" svg:x2="14.112cm" svg:y2="5.699cm" draw:start-shape="id2" draw:start-glue-point="0" draw:end-shape="id5" draw:end-glue-point="2" svg:d="m31892 8481v-1341h-17780v-1441" svg:viewBox="0 0 17781 2783">
          <text:p/>
        </draw:connector>
        <draw:connector draw:style-name="gr3" draw:text-style-name="P1" draw:layer="layout" svg:x1="31.892cm" svg:y1="8.481cm" svg:x2="14.112cm" svg:y2="5.699cm" draw:start-shape="id2" draw:start-glue-point="0" draw:end-shape="id5" draw:end-glue-point="2" svg:d="m31892 8481v-1341h-17780v-1441" svg:viewBox="0 0 17781 2783">
          <text:p/>
        </draw:connector>
        <draw:connector draw:style-name="gr4" draw:text-style-name="P1" draw:layer="layout" svg:x1="5.287cm" svg:y1="4.429cm" svg:x2="5.287cm" svg:y2="2.651cm" draw:start-shape="id6" draw:start-glue-point="0" draw:end-shape="id7" draw:end-glue-point="2" svg:d="m5287 4429v-1778" svg:viewBox="0 0 1 1779">
          <text:p/>
        </draw:connector>
        <draw:connector draw:style-name="gr4" draw:text-style-name="P1" draw:layer="layout" svg:x1="10.46cm" svg:y1="2.016cm" svg:x2="8.94cm" svg:y2="2.016cm" draw:start-shape="id1" draw:start-glue-point="3" draw:end-shape="id7" draw:end-glue-point="1" svg:d="m10460 2016h-1520" svg:viewBox="0 0 1521 1">
          <text:p/>
        </draw:connector>
        <draw:connector draw:style-name="gr4" draw:text-style-name="P1" draw:layer="layout" svg:x1="10.46cm" svg:y1="5.064cm" svg:x2="8.939cm" svg:y2="5.064cm" draw:start-shape="id5" draw:start-glue-point="3" draw:end-shape="id6" draw:end-glue-point="1" svg:d="m10460 5064h-1521" svg:viewBox="0 0 1522 1">
          <text:p/>
        </draw:connector>
        <draw:connector draw:style-name="gr4" draw:text-style-name="P1" draw:layer="layout" svg:x1="28.239cm" svg:y1="5.064cm" svg:x2="17.764cm" svg:y2="5.064cm" draw:start-shape="id3" draw:start-glue-point="3" draw:end-shape="id5" svg:d="m28239 5064h-10475" svg:viewBox="0 0 10476 1">
          <text:p/>
        </draw:connector>
        <draw:connector draw:style-name="gr4" draw:text-style-name="P1" draw:layer="layout" svg:x1="28.24cm" svg:y1="9.116cm" svg:x2="5.287cm" svg:y2="5.699cm" draw:start-shape="id2" draw:start-glue-point="3" draw:end-shape="id6" draw:end-glue-point="2" svg:d="m28240 9116h-22953v-3417" svg:viewBox="0 0 22954 3418">
          <text:p/>
        </draw:connector>
        <draw:connector draw:style-name="gr4" draw:text-style-name="P1" draw:layer="layout" svg:x1="28.288cm" svg:y1="12.248cm" svg:x2="5.287cm" svg:y2="5.699cm" draw:start-shape="id4" draw:start-glue-point="3" draw:end-shape="id6" draw:end-glue-point="2" svg:d="m28288 12248h-23001v-6549" svg:viewBox="0 0 23002 6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 Mono3" fo:font-family="'DejaVu Sans Mono'" style:font-style-name="Book" style:font-family-generic="modern" style:font-pitch="fixed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" style:family="graphic" style:parent-style-name="standard">
      <style:graphic-properties draw:fill-color="#00ffff" draw:shadow="visible" draw:shadow-offset-x="0.05cm" draw:shadow-offset-y="0.05cm" draw:shadow-color="#cccccc"/>
    </style:style>
    <style:style style:name="Parent" style:family="graphic" style:parent-style-name="standard">
      <style:graphic-properties svg:stroke-color="#000000" draw:marker-end="Arrow"/>
    </style:style>
    <style:style style:name="Test_20_Dependency" style:display-name="Test Dependency" style:family="graphic">
      <style:graphic-properties draw:stroke="dash" draw:stroke-dash="Fine_20_Dashed" draw:marker-end="Circle"/>
    </style:style>
    <style:style style:name="Dependency" style:family="graphic">
      <style:graphic-properties draw:marker-end="Circl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0T16:47:14.155095415</meta:creation-date>
    <meta:editing-duration>P1DT3H55M21S</meta:editing-duration>
    <meta:editing-cycles>5</meta:editing-cycles>
    <meta:generator>LibreOffice/4.1.5.3$Linux_X86_64 LibreOffice_project/410$Build-3</meta:generator>
    <dc:date>2014-03-22T12:14:16.867443907</dc:date>
    <meta:document-statistic meta:object-count="18"/>
  </office:meta>
</office:document-meta>
</file>